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7f9" officeooo:paragraph-rsid="000807f9"/>
    </style:style>
    <style:style style:name="P2" style:family="paragraph" style:parent-style-name="Standard">
      <style:text-properties fo:font-weight="bold" officeooo:rsid="000807f9" officeooo:paragraph-rsid="000807f9" style:font-weight-asian="bold" style:font-weight-complex="bold"/>
    </style:style>
    <style:style style:name="P3" style:family="paragraph" style:parent-style-name="Standard">
      <style:text-properties fo:font-weight="bold" officeooo:rsid="00092396" officeooo:paragraph-rsid="00092396" style:font-weight-asian="bold" style:font-weight-complex="bold"/>
    </style:style>
    <style:style style:name="P4" style:family="paragraph" style:parent-style-name="Standard">
      <style:text-properties officeooo:rsid="000808dd" officeooo:paragraph-rsid="000808dd"/>
    </style:style>
    <style:style style:name="P5" style:family="paragraph" style:parent-style-name="Standard">
      <style:text-properties fo:font-weight="normal" officeooo:rsid="00092396" officeooo:paragraph-rsid="00092396" style:font-weight-asian="normal" style:font-weight-complex="normal"/>
    </style:style>
    <style:style style:name="P6" style:family="paragraph" style:parent-style-name="Standard">
      <style:text-properties fo:font-weight="normal" officeooo:rsid="000a87e7" officeooo:paragraph-rsid="000a87e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08d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e Documento Visa padronizar a nomenclatura do projeto Count Inventory</text:p>
      <text:p text:style-name="P2"/>
      <text:p text:style-name="P2"/>
      <text:p text:style-name="P1">1º Regra Todo o projeto será codificado em <text:span text:style-name="T1">Inglês</text:span> (atributos, funções etc.)</text:p>
      <text:p text:style-name="P1">2º Regra aplicar o <text:span text:style-name="T1">lower</text:span><text:span text:style-name="T2">C</text:span><text:span text:style-name="T1">amelCase</text:span> principalmente em Classes e Objetos</text:p>
      <text:p text:style-name="P1">3º Regra usar o <text:span text:style-name="T1">UpperCamelCase</text:span> em funções</text:p>
      <text:p text:style-name="P1">4º Regra sempre usar <text:span text:style-name="T1">Nome Únicos</text:span> ( ex: Cliente, Fornecedor)</text:p>
      <text:p text:style-name="P4">5º Regra usar <text:span text:style-name="T1">* </text:span><text:span text:style-name="T3">para atributos obrigatórios e </text:span><text:span text:style-name="T1">#</text:span><text:span text:style-name="T3"> para Identificadores</text:span></text:p>
      <text:p text:style-name="P4"><text:span text:style-name="T3"/></text:p>
      <text:p text:style-name="P3">Regras para o Github</text:p>
      <text:p text:style-name="P3"/>
      <text:p text:style-name="P5">1º Regra Sempre fazer um <text:span text:style-name="T1">fetch Origin </text:span>antes de fazer qualquer alteração (para manter o seu projeto atualizado</text:p>
      <text:p text:style-name="P5">2º <text:s/>Regra Sempre fazer alterações nas <text:span text:style-name="T1">Branch especificas </text:span>ex: alterações em Diagramas na Branch Documentation</text:p>
      <text:p text:style-name="P6">3º Regra fazer alterações com pouco volume para que seja fácil analisar posterioment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9T14:29:58.514403151</meta:creation-date>
    <meta:generator>LibreOffice/7.1.5.2$Linux_X86_64 LibreOffice_project/10$Build-2</meta:generator>
    <dc:date>2021-09-19T17:53:21.277012887</dc:date>
    <meta:editing-duration>PT9M16S</meta:editing-duration>
    <meta:editing-cycles>2</meta:editing-cycles>
    <meta:document-statistic meta:table-count="0" meta:image-count="0" meta:object-count="0" meta:page-count="1" meta:paragraph-count="10" meta:word-count="110" meta:character-count="707" meta:non-whitespace-character-count="605"/>
  </office:meta>
</office:document-meta>
</file>